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051cm" loext:contextual-spacing="false" style:line-height-at-least="0cm" fo:text-indent="0cm" style:auto-text-indent="false" fo:padding="0cm" fo:border="none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051cm" loext:contextual-spacing="false" style:line-height-at-least="0cm" fo:text-indent="0cm" style:auto-text-indent="false" fo:padding="0cm" fo:border="none"/>
      <style:text-properties fo:font-weight="bold" officeooo:rsid="0004933b" officeooo:paragraph-rsid="0004933b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051cm" loext:contextual-spacing="false" style:line-height-at-least="0cm" fo:text-indent="0cm" style:auto-text-indent="false" fo:padding="0cm" fo:border="none"/>
      <style:text-properties fo:font-weight="bold" officeooo:rsid="0006cfa1" officeooo:paragraph-rsid="0006cfa1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051cm" loext:contextual-spacing="false" style:line-height-at-least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.051cm" loext:contextual-spacing="false" style:line-height-at-least="0cm" fo:text-indent="0cm" style:auto-text-indent="false" fo:padding="0cm" fo:border="none"/>
      <style:text-properties officeooo:rsid="0006cfa1" officeooo:paragraph-rsid="0006cfa1"/>
    </style:style>
    <style:style style:name="P6" style:family="paragraph" style:parent-style-name="Text_20_body">
      <style:paragraph-properties fo:margin-left="0cm" fo:margin-right="0cm" fo:margin-top="0cm" fo:margin-bottom="0.051cm" loext:contextual-spacing="false" style:line-height-at-least="0cm" fo:text-indent="0cm" style:auto-text-indent="false" fo:padding="0cm" fo:border="none"/>
      <style:text-properties officeooo:rsid="00088d83" officeooo:paragraph-rsid="00088d83"/>
    </style:style>
    <style:style style:name="P7" style:family="paragraph" style:parent-style-name="Text_20_body">
      <style:paragraph-properties fo:margin-left="0cm" fo:margin-right="0cm" fo:margin-top="0cm" fo:margin-bottom="0.051cm" loext:contextual-spacing="false" style:line-height-at-least="0cm" fo:text-indent="0cm" style:auto-text-indent="false" fo:padding="0cm" fo:border="none"/>
      <style:text-properties officeooo:rsid="000d3636" officeooo:paragraph-rsid="0006cfa1"/>
    </style:style>
    <style:style style:name="P8" style:family="paragraph" style:parent-style-name="Text_20_body">
      <style:paragraph-properties fo:margin-left="0cm" fo:margin-right="0cm" fo:margin-top="0cm" fo:margin-bottom="0.051cm" loext:contextual-spacing="false" style:line-height-at-least="0cm" fo:text-indent="0cm" style:auto-text-indent="false" fo:padding="0cm" fo:border="none"/>
      <style:text-properties officeooo:rsid="000f1bdc" officeooo:paragraph-rsid="000f1bdc"/>
    </style:style>
    <style:style style:name="P9" style:family="paragraph" style:parent-style-name="Text_20_body" style:list-style-name="L1"/>
    <style:style style:name="P10" style:family="paragraph" style:parent-style-name="Text_20_body">
      <style:paragraph-properties fo:margin-left="0cm" fo:margin-right="0cm" fo:margin-top="0cm" fo:margin-bottom="0.051cm" loext:contextual-spacing="false" style:line-height-at-least="0cm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.051cm" loext:contextual-spacing="false" style:line-height-at-least="0cm" fo:text-indent="0cm" style:auto-text-indent="false" fo:padding="0cm" fo:border="none"/>
      <style:text-properties officeooo:paragraph-rsid="0004ca23"/>
    </style:style>
    <style:style style:name="P12" style:family="paragraph" style:parent-style-name="Text_20_body" style:list-style-name="L2">
      <loext:graphic-properties draw:fill="none"/>
      <style:paragraph-properties fo:margin-left="0cm" fo:margin-right="0cm" fo:margin-top="0cm" fo:margin-bottom="0.051cm" loext:contextual-spacing="false" style:line-height-at-least="0cm" fo:text-indent="0cm" style:auto-text-indent="false" fo:background-color="transparent" fo:padding="0cm" fo:border="none"/>
      <style:text-properties officeooo:rsid="0006cfa1" officeooo:paragraph-rsid="0006cfa1"/>
    </style:style>
    <style:style style:name="P13" style:family="paragraph" style:parent-style-name="Text_20_body">
      <style:paragraph-properties fo:margin-left="0cm" fo:margin-right="0cm" fo:margin-top="0cm" fo:margin-bottom="0.051cm" loext:contextual-spacing="false" style:line-height-at-least="0cm" fo:text-indent="0cm" style:auto-text-indent="false" fo:padding="0cm" fo:border="none"/>
      <style:text-properties officeooo:rsid="000f1bdc" officeooo:paragraph-rsid="000f1bdc"/>
    </style:style>
    <style:style style:name="P14" style:family="paragraph" style:parent-style-name="Text_20_body">
      <style:paragraph-properties fo:margin-left="0cm" fo:margin-right="0cm" fo:margin-top="0cm" fo:margin-bottom="0.051cm" loext:contextual-spacing="false" style:line-height-at-least="0cm" fo:text-indent="0cm" style:auto-text-indent="false" fo:padding="0cm" fo:border="none"/>
      <style:text-properties officeooo:rsid="0018928c" officeooo:paragraph-rsid="0018928c"/>
    </style:style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rsid="000610e3" officeooo:paragraph-rsid="000610e3"/>
    </style:style>
    <style:style style:name="P17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.051cm" loext:contextual-spacing="false" style:line-height-at-least="0cm" fo:text-indent="0cm" style:auto-text-indent="false" style:page-number="auto" fo:background-color="transparent" fo:padding="0cm" fo:border="none"/>
      <style:text-properties officeooo:rsid="00088d83" officeooo:paragraph-rsid="0006cfa1"/>
    </style:style>
    <style:style style:name="P18" style:family="paragraph" style:parent-style-name="Text_20_body" style:list-style-name="L2">
      <loext:graphic-properties draw:fill="none"/>
      <style:paragraph-properties fo:margin-left="1.799cm" fo:margin-right="0cm" fo:margin-top="0cm" fo:margin-bottom="0.051cm" loext:contextual-spacing="false" style:line-height-at-least="0cm" fo:text-indent="0cm" style:auto-text-indent="false" fo:background-color="transparent" fo:padding="0cm" fo:border="none"/>
      <style:text-properties officeooo:rsid="000d3636" officeooo:paragraph-rsid="0006cfa1"/>
    </style:style>
    <style:style style:name="P19" style:family="paragraph" style:parent-style-name="Text_20_body" style:list-style-name="L2">
      <loext:graphic-properties draw:fill="none"/>
      <style:paragraph-properties fo:margin-top="0cm" fo:margin-bottom="0.051cm" loext:contextual-spacing="false" style:line-height-at-least="0cm" fo:background-color="transparent" fo:padding="0cm" fo:border="none"/>
      <style:text-properties officeooo:rsid="000d3636" officeooo:paragraph-rsid="00161771"/>
    </style:style>
    <style:style style:name="T1" style:family="text">
      <style:text-properties fo:font-weight="normal" officeooo:rsid="0004933b" style:font-weight-asian="normal" style:font-weight-complex="normal"/>
    </style:style>
    <style:style style:name="T2" style:family="text">
      <style:text-properties fo:font-weight="normal" officeooo:rsid="0004ca23" style:font-weight-asian="normal" style:font-weight-complex="normal"/>
    </style:style>
    <style:style style:name="T3" style:family="text">
      <style:text-properties fo:font-weight="normal" officeooo:rsid="0006cfa1" style:font-weight-asian="normal" style:font-weight-complex="normal"/>
    </style:style>
    <style:style style:name="T4" style:family="text">
      <style:text-properties fo:font-weight="normal" officeooo:rsid="0014166e" style:font-weight-asian="normal" style:font-weight-complex="normal"/>
    </style:style>
    <style:style style:name="T5" style:family="text">
      <style:text-properties officeooo:rsid="0004ca2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4ca23" style:font-weight-asian="bold" style:font-weight-complex="bold"/>
    </style:style>
    <style:style style:name="T8" style:family="text">
      <style:text-properties officeooo:rsid="000610e3"/>
    </style:style>
    <style:style style:name="T9" style:family="text">
      <style:text-properties officeooo:rsid="00088d83"/>
    </style:style>
    <style:style style:name="T10" style:family="text">
      <style:text-properties officeooo:rsid="000b2087"/>
    </style:style>
    <style:style style:name="T11" style:family="text">
      <style:text-properties officeooo:rsid="000f1bdc"/>
    </style:style>
    <style:style style:name="T12" style:family="text">
      <style:text-properties officeooo:rsid="0014610f"/>
    </style:style>
    <style:style style:name="T13" style:family="text">
      <style:text-properties officeooo:rsid="0016177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ipes de rédaction </text:p>
      <text:p text:style-name="P4">Ne pas perdre de temps sur la définition de termes propres</text:p>
      <text:p text:style-name="P4"/>
      <text:p text:style-name="P3">CAHIER DES CHARGES</text:p>
      <text:p text:style-name="P1"/>
      <text:p text:style-name="P2">QQOQCCP</text:p>
      <text:p text:style-name="P4"><text:span text:style-name="Strong_20_Emphasis"/></text:p>
      <text:list xml:id="list1262426142" text:style-name="L1">
        <text:list-item>
          <text:p text:style-name="P11"><text:span text:style-name="Strong_20_Emphasis">Qui ? </text:span><text:span text:style-name="Strong_20_Emphasis"><text:span text:style-name="T1">Projet personnel. A destination </text:span></text:span><text:span text:style-name="Strong_20_Emphasis"><text:span text:style-name="T3">de </text:span></text:span><text:span text:style-name="Strong_20_Emphasis"><text:span text:style-name="T1">développeurs, chefs de projet, designer</text:span></text:span><text:span text:style-name="Strong_20_Emphasis"><text:span text:style-name="T3">s</text:span></text:span><text:span text:style-name="Strong_20_Emphasis"><text:span text:style-name="T1">, int</text:span></text:span><text:span text:style-name="Strong_20_Emphasis"><text:span text:style-name="T2">é</text:span></text:span><text:span text:style-name="Strong_20_Emphasis"><text:span text:style-name="T1">grateurs, </text:span></text:span><text:span text:style-name="Strong_20_Emphasis"><text:span text:style-name="T4">conseillers client</text:span></text:span> <text:span text:style-name="T5">etc</text:span></text:p>
        </text:list-item>
        <text:list-item>
          <text:p text:style-name="P11"><text:span text:style-name="T7">Q</text:span><text:span text:style-name="T6">uoi ?</text:span> <text:span text:style-name="T5">Permettre une rédaction rapide d’une idée d’application</text:span></text:p>
        </text:list-item>
        <text:list-item>
          <text:p text:style-name="P15"><text:span text:style-name="Strong_20_Emphasis">Où ?</text:span> U<text:span text:style-name="T5">tilisation nomade</text:span></text:p>
        </text:list-item>
        <text:list-item>
          <text:p text:style-name="P15"><text:span text:style-name="Strong_20_Emphasis">Quand ?</text:span> Principe <text:span text:style-name="T8">évolutif : intérêt structurel dans un premier temps pour permettre de passer par un maximum d’étapes de conception, puis suggestif en proposant des notions de compatibilité entre des technos par exemple</text:span></text:p>
        </text:list-item>
        <text:list-item>
          <text:p text:style-name="P16"><text:span text:style-name="T6">Comment </text:span>? Travail individuel, support et orientation d’un développeur confirmé si besoin. <text:span text:style-name="T10">Méthode PDCA, utilisation des outils Gitlab</text:span></text:p>
        </text:list-item>
        <text:list-item>
          <text:p text:style-name="P16"><text:span text:style-name="T6">Combien ? </text:span>Aucune charge</text:p>
        </text:list-item>
        <text:list-item>
          <text:p text:style-name="P9"><text:span text:style-name="Strong_20_Emphasis">Pourquoi ?</text:span> <text:span text:style-name="T5">Besoin à pourvoir (sondage auprès de développeurs et collaborateurs, intérêt potentiel), équivalent à priori inexistant ou peu visible/utilisé</text:span></text:p>
        </text:list-item>
      </text:list>
      <text:p text:style-name="P4"/>
      <text:p text:style-name="P3">Objectif</text:p>
      <text:p text:style-name="P5"/>
      <text:p text:style-name="P5"><text:tab/>Dans un premier temps, concevoir une première version stable et répondant à un concept de pense- bête/guide structuré à remplir, disponible sur mobile via le store Android.</text:p>
      <text:p text:style-name="P5">Dans un second temps, intégrer des composants permettant de suggérer des compatibilités <text:span text:style-name="T12">(notamment au sujet des technos)</text:span> – notions d’aide.</text:p>
      <text:p text:style-name="P5"/>
      <text:p text:style-name="P3">Description fonctionnelle du besoin</text:p>
      <text:p text:style-name="P5"/>
      <text:p text:style-name="P5">Fonction<text:span text:style-name="T13">nalité</text:span>s <text:span text:style-name="T13">attendues</text:span> : </text:p>
      <text:p text:style-name="P6"/>
      <text:p text:style-name="P6">- Permettre à un utilisateur l’accès à une application</text:p>
      <text:p text:style-name="P6">- Cette application ne requerra pas de connexion à un réseau</text:p>
      <text:p text:style-name="P6">- L’utilisateur arrivera sur une page d’accueil présentant le logo de l’application le temps du chargement</text:p>
      <text:p text:style-name="P5">- <text:span text:style-name="T9">L’application utilisera un principe de formulaires successifs pour définir</text:span></text:p>
      <text:list xml:id="list3438963720" text:style-name="L2">
        <text:list-header>
          <text:p text:style-name="P17">le nom du projet</text:p>
          <text:p text:style-name="P19">les spécifications techniques fonctionnelles et <text:span text:style-name="T13">techniques</text:span></text:p>
          <text:p text:style-name="P18">les aspects marketing, UX/gamification etc.</text:p>
          <text:p text:style-name="P18">l’architecture et les technos utilisées</text:p>
          <text:p text:style-name="P12">- <text:span text:style-name="T11">Export d’un fichier pouvant servir de support à une présentation rapide (format à définir)</text:span></text:p>
          <text:p text:style-name="P12">- <text:span text:style-name="T11">Possibilité de sauvegarde sur Google Drive</text:span></text:p>
        </text:list-header>
      </text:list>
      <text:p text:style-name="P5"/>
      <text:p text:style-name="P5"/>
      <text:p text:style-name="P5">Contraintes : </text:p>
      <text:p text:style-name="P5"/>
      <text:p text:style-name="P7">- Bien définir chaque partie de sorte que l’on puisse répondre à tout type de besoin</text:p>
      <text:p text:style-name="P8">- Concevoir un design adapté au mobile</text:p>
      <text:p text:style-name="P8">- Trouver une présentation originale et une articulation ludique</text:p>
      <text:p text:style-name="P8"/>
      <text:p text:style-name="P8"><text:soft-page-break/></text:p>
      <text:p text:style-name="P14">Types de gestion de projet concernées/visées : </text:p>
      <text:p text:style-name="P14"/>
      <text:p text:style-name="P14">développement web</text:p>
      <text:p text:style-name="P14">marketing</text:p>
      <text:p text:style-name="P14">Ux</text:p>
      <text:p text:style-name="P14">Gamification</text:p>
      <text:p text:style-name="P14">Rése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1:13:02.527603992</meta:creation-date>
    <dc:date>2018-06-18T14:18:42.942998888</dc:date>
    <meta:editing-duration>P1DT20H17M16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2" meta:paragraph-count="36" meta:word-count="325" meta:character-count="2114" meta:non-whitespace-character-count="1832"/>
  </office:meta>
</office:document-meta>
</file>